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3pt" style:font-size-asian="13pt" style:font-size-complex="13pt"/>
    </style:style>
    <style:style style:name="P8" style:family="paragraph" style:parent-style-name="Text_20_body">
      <style:paragraph-properties fo:text-align="center" style:justify-single-word="false"/>
      <style:text-properties fo:font-size="13pt" fo:font-style="normal" style:text-underline-style="none" style:font-size-asian="13pt" style:font-style-asian="normal" style:font-size-complex="13pt"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start" style:justify-single-word="false"/>
      <style:text-properties fo:font-style="normal" style:text-underline-style="none" style:font-style-asian="normal" style:font-style-complex="normal"/>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paragraph-properties fo:text-align="center" style:justify-single-word="false" fo:background-color="#ffffff">
        <style:background-image/>
      </style:paragraph-properties>
      <style:text-properties fo:color="#000000" style:font-name="Times New Roman" fo:font-size="13pt" style:font-size-asian="13pt" style:font-size-complex="13pt"/>
    </style:style>
    <style:style style:name="P14" style:family="paragraph" style:parent-style-name="Standard" style:list-style-name="L4"/>
    <style:style style:name="P15" style:family="paragraph" style:parent-style-name="Standard" style:list-style-name="L5"/>
    <style:style style:name="P16" style:family="paragraph" style:parent-style-name="Heading_20_1">
      <style:paragraph-properties fo:text-align="center" style:justify-single-word="false"/>
      <style:text-properties fo:font-style="normal" style:text-underline-style="none" style:font-style-asian="normal" style:font-style-complex="normal"/>
    </style:style>
    <style:style style:name="P17" style:family="paragraph" style:parent-style-name="Heading_20_1">
      <style:paragraph-properties fo:text-align="center" style:justify-single-word="false"/>
    </style:style>
    <style:style style:name="P18" style:family="paragraph" style:parent-style-name="Heading_20_1">
      <style:paragraph-properties fo:text-align="center" style:justify-single-word="false" fo:break-before="page"/>
    </style:style>
    <style:style style:name="P19" style:family="paragraph" style:parent-style-name="Heading_20_1">
      <style:paragraph-properties fo:text-align="center" style:justify-single-word="false" fo:break-before="page"/>
      <style:text-properties fo:font-style="normal" style:text-underline-style="none" style:font-style-asian="normal" style:font-style-complex="normal"/>
    </style:style>
    <style:style style:name="P20" style:family="paragraph" style:parent-style-name="Heading_20_2">
      <style:paragraph-properties fo:text-align="center" style:justify-single-word="false"/>
      <style:text-properties fo:font-style="normal" style:text-underline-style="none" style:font-style-asian="normal" style:font-style-complex="normal"/>
    </style:style>
    <style:style style:name="P21" style:family="paragraph" style:parent-style-name="Heading_20_2">
      <style:paragraph-properties fo:text-align="center" style:justify-single-word="false"/>
      <style:text-properties fo:font-style="normal" style:font-style-asian="normal" style:font-style-complex="normal"/>
    </style:style>
    <style:style style:name="P22" style:family="paragraph" style:parent-style-name="Heading_20_2">
      <style:paragraph-properties fo:text-align="center" style:justify-single-word="false"/>
      <style:text-properties fo:font-variant="normal" fo:text-transform="none" fo:letter-spacing="normal" fo:font-style="normal" fo:font-weight="bold" style:font-weight-asian="bold" style:font-weight-complex="bold"/>
    </style:style>
    <style:style style:name="P23" style:family="paragraph" style:parent-style-name="Heading_20_2">
      <style:paragraph-properties fo:text-align="center" style:justify-single-word="false" fo:break-before="page"/>
      <style:text-properties fo:font-style="normal" style:font-style-asian="normal" style:font-style-complex="normal"/>
    </style:style>
    <style:style style:name="P24" style:family="paragraph" style:parent-style-name="Text_20_body">
      <style:paragraph-properties fo:text-align="start" style:justify-single-word="false"/>
      <style:text-properties fo:font-style="normal" style:text-underline-style="none" style:font-style-asian="normal" style:font-style-complex="normal"/>
    </style:style>
    <style:style style:name="P25" style:family="paragraph" style:parent-style-name="Text_20_body" style:list-style-name="L1">
      <style:paragraph-properties fo:text-align="start" style:justify-single-word="false"/>
      <style:text-properties fo:font-style="normal" style:text-underline-style="none" style:font-style-asian="normal" style:font-style-complex="normal"/>
    </style:style>
    <style:style style:name="P26" style:family="paragraph" style:parent-style-name="Text_20_body">
      <style:paragraph-properties fo:text-align="center" style:justify-single-word="false"/>
      <style:text-properties fo:font-style="normal" style:text-underline-style="none" style:font-style-asian="normal" style:font-style-complex="normal"/>
    </style:style>
    <style:style style:name="P27" style:family="paragraph" style:parent-style-name="Text_20_body">
      <style:paragraph-properties fo:text-align="center" style:justify-single-word="false"/>
      <style:text-properties fo:font-size="13pt" fo:font-style="normal" style:font-size-asian="13pt" style:font-style-asian="normal" style:font-size-complex="13pt" style:font-style-complex="normal"/>
    </style:style>
    <style:style style:name="P28" style:family="paragraph" style:parent-style-name="Text_20_body">
      <style:paragraph-properties fo:text-align="center" style:justify-single-word="false"/>
      <style:text-properties fo:font-size="13pt" fo:font-style="normal" style:text-underline-style="none" style:font-size-asian="13pt" style:font-style-asian="normal" style:font-size-complex="13pt" style:font-style-complex="normal"/>
    </style:style>
    <style:style style:name="P29" style:family="paragraph" style:parent-style-name="Text_20_body" style:list-style-name="L3">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30" style:family="paragraph" style:parent-style-name="Text_20_body" style:list-style-name="L4">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31" style:family="paragraph" style:parent-style-name="Text_20_body" style:list-style-name="L4">
      <style:paragraph-properties fo:text-align="start" style:justify-single-word="false"/>
      <style:text-properties fo:font-size="13pt" style:font-size-asian="13pt" style:font-size-complex="13pt"/>
    </style:style>
    <style:style style:name="P32" style:family="paragraph" style:parent-style-name="Text_20_body" style:list-style-name="L4">
      <style:text-properties fo:font-size="13pt" style:font-size-asian="13pt" style:font-size-complex="13pt"/>
    </style:style>
    <style:style style:name="P33" style:family="paragraph" style:parent-style-name="Text_20_body" style:list-style-name="L3">
      <style:paragraph-properties fo:text-align="start" style:justify-single-word="false"/>
    </style:style>
    <style:style style:name="P34"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Text_20_body">
      <style:paragraph-properties fo:text-align="center" style:justify-single-word="false"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36" style:family="paragraph" style:parent-style-name="Text_20_body" style:list-style-name="L2">
      <style:paragraph-properties fo:text-align="start" style:justify-single-word="false" fo:background-color="#ffffff">
        <style:background-image/>
      </style:paragraph-properties>
      <style:text-properties fo:font-variant="normal" fo:text-transform="none" fo:color="#000000" style:font-name="Times New Roman" fo:font-size="13pt" fo:letter-spacing="normal" fo:font-style="normal" fo:font-weight="normal" style:font-size-asian="13pt" style:font-size-complex="13pt"/>
    </style:style>
    <style:style style:name="P37" style:family="paragraph" style:parent-style-name="Text_20_body">
      <style:paragraph-properties fo:text-align="center" style:justify-single-word="false" fo:background-color="#ffffff">
        <style:background-image/>
      </style:paragraph-properties>
      <style:text-properties fo:color="#000000" style:font-name="Times New Roman" fo:font-size="13pt" fo:font-style="normal" style:font-size-asian="13pt" style:font-style-asian="normal" style:font-size-complex="13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style:text-underline-style="solid" style:text-underline-width="auto" style:text-underline-color="font-color" fo:font-weight="normal"/>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pelregels</text:p>
      <text:h text:style-name="Heading_20_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2">Introductie<text:tab/>2</text:p>
          <text:p text:style-name="P11">Wat leer je?<text:tab/>2</text:p>
          <text:p text:style-name="P12">Opbouw Edu-Documenten<text:tab/>2</text:p>
          <text:p text:style-name="P11">Indeling<text:tab/>2</text:p>
          <text:p text:style-name="P12">Gebruiksaanwijzing<text:tab/>3</text:p>
          <text:p text:style-name="P11">De Almanak<text:tab/>3</text:p>
          <text:p text:style-name="P11">Icoontjes<text:tab/>4</text:p>
          <text:p text:style-name="P12">Tips<text:tab/>4</text:p>
          <text:p text:style-name="P12">Samenvatting<text:tab/>5</text:p>
        </text:index-body>
      </text:table-of-content>
      <text:p text:style-name="P2"/>
      <text:p text:style-name="P3"/>
      <text:h text:style-name="Heading_20_2" text:outline-level="2"/>
      <text:h text:style-name="Heading_20_2" text:outline-level="2"/>
      <text:h text:style-name="P18" text:outline-level="1">Introductie</text:h>
      <text:p text:style-name="P6"/>
      <text:p text:style-name="P7">In dit document leggen we je de opbouw van de <text:span text:style-name="T1">edu-documenten</text:span> uit. </text:p>
      <text:p text:style-name="P7">Een edu-document is het <text:span text:style-name="T1">open-office</text:span> bestand die iedere <text:span text:style-name="T1">front-end challenge</text:span> uitlegt. </text:p>
      <text:p text:style-name="P7">In dit document leggen we je de opbouw van deze edu-documenten uit.</text:p>
      <text:h text:style-name="P20" text:outline-level="2">Wat leer je?</text:h>
      <text:p text:style-name="P9"/>
      <text:list xml:id="list8886785017700674089" text:style-name="L1">
        <text:list-item>
          <text:p text:style-name="P25">Hoe de edu-documenten zijn opgebouwd</text:p>
        </text:list-item>
        <text:list-item>
          <text:p text:style-name="P25">Hoe je deze documenten moet lezen</text:p>
        </text:list-item>
        <text:list-item>
          <text:p text:style-name="P25">Een aantal tips voor als je bezig gaat met je eerste opdracht</text:p>
          <text:p text:style-name="P25"/>
        </text:list-item>
      </text:list>
      <text:p text:style-name="P10">________________________________________________________________________________</text:p>
      <text:h text:style-name="P16" text:outline-level="1">Opbouw Edu-Documenten</text:h>
      <text:p text:style-name="P9"/>
      <text:p text:style-name="P8">Iedere opdracht bevat een uitleg, genaamd een Edu-document (afgekort <text:span text:style-name="T1">e-doc</text:span>). </text:p>
      <text:p text:style-name="P8">Hier leer je hoe deze zijn opgebouwd</text:p>
      <text:p text:style-name="P8"/>
      <text:h text:style-name="P20" text:outline-level="2">Indeling</text:h>
      <text:p text:style-name="P9">Ieder document bevat een inleiding van de opdracht, </text:p>
      <text:p text:style-name="P9">gevolgd door een middenstuk en een slot stuk</text:p>
      <text:p text:style-name="P9"/>
      <text:p text:style-name="P7"><text:span text:style-name="T5">In de inleiding staat wat je leert en welke </text:span><text:span text:style-name="T2">syntax </text:span><text:span text:style-name="T5">(structuur) je moet gebruiken</text:span></text:p>
      <text:p text:style-name="P8">In het middenstuk staat hoe je de opdracht moet maken en hoe die er uiteindelijk uit ziet</text:p>
      <text:p text:style-name="P8">In het slot stuk staat samengevat wat je geleerd hebt na het maken van de opdracht</text:p>
      <text:p text:style-name="P8"/>
      <text:p text:style-name="P8">In ieder document kom je icoontjes tegen. Deze icoontjes geven aan wat de bedoeling is van de bijbehorende text. </text:p>
      <text:p text:style-name="P8">De verschillende icoontjes worden later in dit document uitgelegd (<text:span text:style-name="T4">Blz 4/5</text:span>)</text:p>
      <text:p text:style-name="P9"/>
      <text:p text:style-name="P9"/>
      <text:p text:style-name="P9"/>
      <text:h text:style-name="P17" text:outline-level="1"><text:soft-page-break/>Gebruiksaanwijzing</text:h>
      <text:p text:style-name="P13"><text:span text:style-name="T7">Het edu-document is bedoeld als </text:span><text:span text:style-name="T8">richtlijn</text:span><text:span text:style-name="T7"> voor het voltooien van de front-end challenge. </text:span></text:p>
      <text:p text:style-name="P35">Het laat je stap voor stap zien hoe je de opdracht kan uitvoeren</text:p>
      <text:p text:style-name="P35"><text:s/>Dit wil niet zeggen dat het perse op die exacte manier hoeft! </text:p>
      <text:p text:style-name="P35">Het edu-document is wel heel belangrijk om te volgen </text:p>
      <text:p text:style-name="P35">als je nog nooit een website gebouwd hebt</text:p>
      <text:p text:style-name="P35">Het is aanbevolen om zorgvuldig te lezen en te begrijpen wat er staat voordat je begint met de uitvoering van de opdracht.</text:p>
      <text:p text:style-name="P35"><text:s/>Mocht je tijdens het maken van de opdracht tegen problemen aanlopen, </text:p>
      <text:p text:style-name="P35">dan kun je de volgende dingen doen:</text:p>
      <text:p text:style-name="P35"/>
      <text:list xml:id="list552487696792167987" text:style-name="L2">
        <text:list-item>
          <text:p text:style-name="P36">De bijbehorende filmpjes bekijken</text:p>
        </text:list-item>
        <text:list-item>
          <text:p text:style-name="P36">De almanak raadplegen</text:p>
        </text:list-item>
        <text:list-item>
          <text:p text:style-name="P36">googelen</text:p>
        </text:list-item>
        <text:list-item>
          <text:p text:style-name="P36">Een werkbegeleider om hulp vragen (Tom, Patrick Geurts, Patrick Maatman of Joost)</text:p>
        </text:list-item>
      </text:list>
      <text:h text:style-name="P22" text:outline-level="2">De Almanak</text:h>
      <text:p text:style-name="P13">Als je het document leest, kom je <text:span text:style-name="T1">schuin geschreven begrippen </text:span><text:span text:style-name="T6">tegen. </text:span></text:p>
      <text:p text:style-name="P13"><text:span text:style-name="T6">Deze begrippen kan je in de </text:span><text:span text:style-name="T1">almanak </text:span><text:span text:style-name="T6">vinden. </text:span></text:p>
      <text:p text:style-name="P37">De almanak is een verzameling van alle syntax die je kan gebruiken voor de front-end challenges. </text:p>
      <text:p text:style-name="P37">In de almanak staan deze begrippen uitgelegd, wat je ermee kan en waarvoor je het kan gebruiken.</text:p>
      <text:h text:style-name="P21" text:outline-level="2"/>
      <text:h text:style-name="P23" text:outline-level="2">Icoontjes</text:h>
      <text:p text:style-name="P27">Tijdens het kezen kom je de volgende icoontjes tegen: </text:p>
      <text:p text:style-name="P9">[insert icon] = [Theorie]</text:p>
      <text:p text:style-name="P9">[insert icon] = [praktijk]</text:p>
      <text:p text:style-name="P9">[insert icon] =<text:tab/>[Almanak]</text:p>
      <text:p text:style-name="P9">[insert icon] =<text:tab/>[Video]</text:p>
      <text:p text:style-name="P8">Icoon 1: Dit geeft aan dat het een stuk tekst is met theoretische uitleg</text:p>
      <text:p text:style-name="P8"/>
      <text:p text:style-name="P8">Icoon 2: Dit geeft aan dat je aan de slag moet. </text:p>
      <text:p text:style-name="P8">Hier staan vaak plaatjes bij met visuele uitleg.</text:p>
      <text:p text:style-name="P8"/>
      <text:p text:style-name="P8">Icoon 3: Dit betekent dat je het ook in de almanac kan vinden</text:p>
      <text:p text:style-name="P8"/>
      <text:p text:style-name="P8">Icoon 4: Dit is een link naar een filmpje met een korte uitleg</text:p>
      <text:p text:style-name="P8"/>
      <text:p text:style-name="P6">________________________________________________________________________________</text:p>
      <text:h text:style-name="P16" text:outline-level="1">Tips</text:h>
      <text:p text:style-name="P8">Hier vindt je algemene tips die je als richtlijnen kan handhaven, </text:p>
      <text:p text:style-name="P8">tijdens het maken van een opdracht:</text:p>
      <text:p text:style-name="P8"/>
      <text:list xml:id="list5808756849428522070" text:style-name="L3">
        <text:list-item>
          <text:p text:style-name="P29">Als je moeite hebt met iets, houdt dan volgende regel aan: </text:p>
          <text:p text:style-name="P29">Als ik <text:s/>binnen 20 minuten zelf geen oplossing kan vinden voor mijn probleem, </text:p>
          <text:p text:style-name="P29">vraag ik hulp aan een werkbegeleider</text:p>
        </text:list-item>
        <text:list-item>
          <text:p text:style-name="P29">Lees de almanak zorgvuldig</text:p>
        </text:list-item>
        <text:list-item>
          <text:p text:style-name="P29">Neem je tijd om de edu-documenten te lezen</text:p>
        </text:list-item>
        <text:list-item>
          <text:p text:style-name="P29">Zit je in een <text:span text:style-name="T4">re-integratie</text:span> traject? Spreek dan met je begeleider af wanneer de opdracht af is</text:p>
        </text:list-item>
        <text:list-item>
          <text:p text:style-name="P33"><text:span text:style-name="T9">Begin eerst met codecademy en maak die cursus af, voordat je je eerste opdracht m</text:span><text:span text:style-name="T5">aakt.</text:span></text:p>
        </text:list-item>
      </text:list>
      <text:h text:style-name="P19" text:outline-level="1">Samenvatting</text:h>
      <text:p text:style-name="P10"/>
      <text:p text:style-name="P34">Je hebt nu het volgende geleerd:</text:p>
      <text:list xml:id="list2541496361119994728" text:style-name="L4">
        <text:list-item>
          <text:p text:style-name="P30">Edu-documenten zijn open-office bestanden die de uitleg geven voor de front-end uitdagingen.</text:p>
        </text:list-item>
        <text:list-item>
          <text:p text:style-name="P31">De opbouw van elk edu-document bestaat uit een inleiding, middenstuk en slot stuk, waarin wordt beschreven wat er geleerd wordt, hoe de opdracht uitgevoerd moet worden en een samenvatting van wat er geleerd is.</text:p>
        </text:list-item>
        <text:list-item>
          <text:p text:style-name="P32">Het edu-document is bedoeld als richtlijn voor de uitvoering van de front-end opdracht en is dus belangrijk voor degenen die nog geen ervaring hebben met het bouwen van een website.</text:p>
        </text:list-item>
        <text:list-item>
          <text:p text:style-name="P32">Tijdens het lezen van het document kun je schuin geschreven begrippen vinden die uitgelegd worden in de Almanak, een verzameling van alle syntax die gebruikt worden in de front-end uitdagingen.</text:p>
        </text:list-item>
        <text:list-item>
          <text:p text:style-name="P32">Er zijn vier icoontjes in het document: [Theorie], [praktijk], [Almanak], [Video].</text:p>
        </text:list-item>
        <text:list-item>
          <text:p text:style-name="P32">Als je moeite hebt met een opdracht, kun je hulp zoeken door te kijken naar filmpjes, de almanak te raadplegen, te googelen of om hulp te vragen bij een werkbegeleider.</text:p>
        </text:list-item>
        <text:list-item>
          <text:p text:style-name="P32">Enkele tips voor het maken van de opdracht zijn om hulp te vragen na 20 minuten, zorgvuldig de almanak te lezen, tijd te nemen om de opdracht te begrijpen en samen te werken met anderen.</text:p>
          <text:p text:style-name="P14"/>
          <text:p text:style-name="P14"/>
          <text:p text:style-name="P14"/>
          <text:p text:style-name="P14"/>
          <text:p text:style-name="P14"/>
          <text:p text:style-name="P14"/>
        </text:list-item>
      </text:list>
      <text:list xml:id="list3556223145898276390" text:style-name="L5">
        <text:list-header>
          <text:p text:style-name="P15"/>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lz <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6T13:32:25.58</meta:creation-date>
    <meta:editing-duration>PT3H4M39S</meta:editing-duration>
    <meta:editing-cycles>11</meta:editing-cycles>
    <meta:generator>OpenOffice/4.1.11$Win32 OpenOffice.org_project/4111m1$Build-9808</meta:generator>
    <dc:date>2023-02-10T16:12:46.40</dc:date>
    <dc:creator>Niek Esselbrugge</dc:creator>
    <meta:document-statistic meta:table-count="0" meta:image-count="0" meta:object-count="0" meta:page-count="5" meta:paragraph-count="81" meta:word-count="758" meta:character-count="4546"/>
  </office:meta>
</office:document-meta>
</file>